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08cm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64cm" svg:height="0.758cm" svg:x="4.916cm" svg:y="10.914cm">
          <draw:text-box>
            <text:p text:style-name="P1"><text:span text:style-name="T1">Criterion function</text:span></text:p>
          </draw:text-box>
        </draw:frame>
        <draw:frame draw:style-name="gr2" draw:text-style-name="P2" draw:layer="layout" svg:width="4.607cm" svg:height="0.963cm" svg:x="4.735cm" svg:y="13.21cm">
          <draw:text-box>
            <text:p text:style-name="P1"><text:span text:style-name="T1">Cut-off frequency for given sampling set</text:span></text:p>
          </draw:text-box>
        </draw:frame>
        <draw:frame draw:style-name="gr1" draw:text-style-name="P2" draw:layer="layout" svg:width="4.285cm" svg:height="0.963cm" svg:x="10.104cm" svg:y="10.877cm">
          <draw:text-box>
            <text:p text:style-name="P1"><text:span text:style-name="T1">Select points to label based on criterion function</text:span></text:p>
          </draw:text-box>
        </draw:frame>
        <draw:frame draw:style-name="gr2" draw:text-style-name="P2" draw:layer="layout" svg:width="4.485cm" svg:height="0.963cm" svg:x="10.031cm" svg:y="13.197cm">
          <draw:text-box>
            <text:p text:style-name="P1"><text:span text:style-name="T1">Choose sampling set that maximizes cut-off frequency</text:span></text:p>
          </draw:text-box>
        </draw:frame>
        <draw:frame draw:style-name="gr1" draw:text-style-name="P2" draw:layer="layout" svg:width="3.81cm" svg:height="0.963cm" svg:x="15.7cm" svg:y="10.914cm">
          <draw:text-box>
            <text:p text:style-name="P1"><text:span text:style-name="T1">Predict unknown labels from known</text:span></text:p>
          </draw:text-box>
        </draw:frame>
        <draw:frame draw:style-name="gr2" draw:text-style-name="P2" draw:layer="layout" svg:width="4.259cm" svg:height="0.963cm" svg:x="15.605cm" svg:y="13.199cm">
          <draw:text-box>
            <text:p text:style-name="P1"><text:span text:style-name="T1">Reconstruct bandlimited signal from sample values</text:span></text:p>
          </draw:text-box>
        </draw:frame>
        <draw:custom-shape draw:style-name="gr3" draw:text-style-name="P3" draw:layer="layout" svg:width="4.161cm" svg:height="1.135cm" svg:x="4.832cm" svg:y="10.81cm">
          <text:p text:style-name="P1"><text:span text:style-name="T2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161cm" svg:height="1.135cm" svg:x="10.167cm" svg:y="10.82cm">
          <text:p text:style-name="P1"><text:span text:style-name="T2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161cm" svg:height="1.135cm" svg:x="15.502cm" svg:y="10.819cm">
          <text:p text:style-name="P1"><text:span text:style-name="T2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52cm" svg:height="0.815cm" svg:x="6.621cm" svg:y="12.1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521cm" svg:height="0.814cm" svg:x="11.932cm" svg:y="12.11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52cm" svg:height="0.815cm" svg:x="17.293cm" svg:y="12.1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762cm" svg:height="0.476cm" svg:x="9.196cm" svg:y="11.09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62cm" svg:height="0.476cm" svg:x="9.17cm" svg:y="13.408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62cm" svg:height="0.476cm" svg:x="14.57cm" svg:y="11.08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62cm" svg:height="0.476cm" svg:x="14.544cm" svg:y="13.4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6.858cm" svg:height="0.758cm" svg:x="8.642cm" svg:y="9.759cm">
          <draw:text-box>
            <text:p text:style-name="P1"><text:span text:style-name="T3">Active Semi-supervised Learning</text:span></text:p>
          </draw:text-box>
        </draw:frame>
        <draw:frame draw:style-name="gr1" draw:text-style-name="P4" draw:layer="layout" svg:width="6.858cm" svg:height="0.758cm" svg:x="8.542cm" svg:y="14.601cm">
          <draw:text-box>
            <text:p text:style-name="P1"><text:span text:style-name="T3">Graph Signal Sampling</text:span></text:p>
          </draw:text-box>
        </draw:frame>
        <draw:frame draw:style-name="gr1" draw:text-style-name="P2" draw:layer="layout" svg:width="4.064cm" svg:height="0.758cm" svg:x="0.684cm" svg:y="11.033cm">
          <draw:text-box>
            <text:p text:style-name="P1"><text:span text:style-name="T1">Class labels</text:span></text:p>
          </draw:text-box>
        </draw:frame>
        <draw:frame draw:style-name="gr1" draw:text-style-name="P2" draw:layer="layout" svg:width="4.064cm" svg:height="0.758cm" svg:x="0.7cm" svg:y="13.434cm">
          <draw:text-box>
            <text:p text:style-name="P1"><text:span text:style-name="T1">Bandlimited signals</text:span></text:p>
          </draw:text-box>
        </draw:frame>
        <draw:custom-shape draw:style-name="gr6" draw:text-style-name="P1" draw:layer="layout" svg:width="3.175cm" svg:height="1.016cm" svg:x="1.065cm" svg:y="10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205cm" svg:height="1.155cm" svg:x="1.12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cm" svg:y1="12.53cm" svg:x2="20.05cm" svg:y2="12.53cm">
          <text:p/>
        </draw:line>
        <draw:custom-shape draw:style-name="gr3" draw:text-style-name="P3" draw:layer="layout" svg:width="4.161cm" svg:height="1.135cm" svg:x="4.848cm" svg:y="13.097cm">
          <text:p text:style-name="P1"><text:span text:style-name="T2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161cm" svg:height="1.135cm" svg:x="10.183cm" svg:y="13.107cm">
          <text:p text:style-name="P1"><text:span text:style-name="T2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161cm" svg:height="1.135cm" svg:x="15.518cm" svg:y="13.106cm">
          <text:p text:style-name="P1"><text:span text:style-name="T2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52cm" svg:height="0.815cm" svg:x="2.44cm" svg:y="12.0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mir Anis</meta:initial-creator>
    <meta:creation-date>2014-08-21T21:41:34</meta:creation-date>
    <dc:date>2014-08-22T01:50:30</dc:date>
    <dc:creator>Aamir Anis</dc:creator>
    <meta:editing-duration>PT11M56S</meta:editing-duration>
    <meta:editing-cycles>3</meta:editing-cycles>
    <meta:generator>LibreOffice/3.5$Linux_X86_64 LibreOffice_project/350m1$Build-2</meta:generator>
    <meta:document-statistic meta:object-count="27"/>
  </office:meta>
</office:document-meta>
</file>